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35.5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86.34pt"/>
    </style:style>
    <style:style style:name="co8" style:family="table-column">
      <style:table-column-properties fo:break-before="auto" style:column-width="156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9" table:number-rows-spanned="1">
            <text:p>[detail2.laporan_data] [detail.format_hari]</text:p>
          </table:table-cell>
          <table:covered-table-cell/>
          <table:covered-table-cell table:number-columns-repeated="2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9" table:number-rows-spanned="1">
            <text:p>[detail2.sirkulasi_peminjaman] [detail.periode2]</text:p>
          </table:table-cell>
          <table:covered-table-cell/>
          <table:covered-table-cell table:number-columns-repeated="2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9" table:number-rows-spanned="1">
            <text:p>[detail2.berdasarkan] [detail.Berdasarkan]</text:p>
          </table:table-cell>
          <table:covered-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injam]</text:p>
          </table:table-cell>
          <table:table-cell table:style-name="ce3" office:value-type="string" calcext:value-type="string">
            <text:p>[detail2.tanggal_jatuhtempo]</text:p>
          </table:table-cell>
          <table:table-cell table:style-name="ce3" office:value-type="string" calcext:value-type="string">
            <text:p>[detail2.tanggal_dikembalikan]</text:p>
          </table:table-cell>
          <table:table-cell table:style-name="ce10" office:value-type="string" calcext:value-type="string">
            <text:p>[detail2.nomor_induk]</text:p>
          </table:table-cell>
          <table:table-cell table:style-name="ce10" office:value-type="string" calcext:value-type="string">
            <text:p>[detail2.data_bibliografis]</text:p>
          </table:table-cell>
          <table:table-cell table:style-name="ce10" office:value-type="string" calcext:value-type="string">
            <text:p>[detail2.nomor_anggota]</text:p>
          </table:table-cell>
          <table:table-cell table:style-name="ce10" office:value-type="string" calcext:value-type="string">
            <text:p>[detail2.nama_anggota]</text:p>
          </table:table-cell>
          <table:table-cell table:style-name="ce10" office:value-type="string" calcext:value-type="string">
            <text:p>[detail2.petugas_perpanjangan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8" office:value-type="string" calcext:value-type="string">
            <text:p>[a.TglJatuhTempo]</text:p>
          </table:table-cell>
          <table:table-cell table:style-name="ce8" office:value-type="string" calcext:value-type="string">
            <text:p>[a.TglDikembalikan]</text:p>
          </table:table-cell>
          <table:table-cell table:style-name="ce11" office:value-type="string" calcext:value-type="string">
            <text:p>[a.no_induk]</text:p>
          </table:table-cell>
          <table:table-cell table:style-name="ce12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1" office:value-type="string" calcext:value-type="string">
            <text:p>[a.NoAnggota]</text:p>
          </table:table-cell>
          <table:table-cell table:style-name="ce11" office:value-type="string" calcext:value-type="string">
            <text:p>[a.NamaAnggota]</text:p>
          </table:table-cell>
          <table:table-cell table:style-name="ce11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6:29:56.4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8T16:38:07.129000000</dc:date>
    <meta:editing-duration>PT7H5M23S</meta:editing-duration>
    <meta:editing-cycles>45</meta:editing-cycles>
    <meta:document-statistic meta:table-count="1" meta:cell-count="21" meta:object-count="0"/>
  </office:meta>
</office:document-meta>
</file>